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oici une liste des attaques courantes visant le protocole HTTPS et leurs solutions potentielles :</text:p>
      <text:p text:style-name="Standard"/>
      <text:p text:style-name="Standard">1. Attaques de l'homme du milieu (Man-in-the-Middle, MITM)</text:p>
      <text:p text:style-name="Standard"/>
      <text:p text:style-name="Standard">Solution : Les solutions possibles comprennent l'utilisation de certificats SSL/TLS émis par une autorité de certification de confiance, l'utilisation de mécanismes de vérification d'identité pour vérifier l'identité des parties impliquées dans la communication, et l'utilisation de techniques de chiffrement pour protéger les communications.</text:p>
      <text:p text:style-name="Standard"/>
      <text:p text:style-name="Standard">2. Attaques par falsification de certificat (Certificate Spoofing)</text:p>
      <text:p text:style-name="Standard"/>
      <text:p text:style-name="Standard">Solution : Les solutions possibles comprennent l'utilisation de certificats SSL/TLS émis par une autorité de certification de confiance, la mise en place de mécanismes de vérification de la validité des certificats, et l'utilisation de techniques de surveillance pour détecter les certificats falsifiés.</text:p>
      <text:p text:style-name="Standard"/>
      <text:p text:style-name="Standard">3. Attaques par déni de service (DoS)</text:p>
      <text:p text:style-name="Standard"/>
      <text:p text:style-name="Standard">Solution : Les solutions possibles comprennent l'utilisation de pare-feu pour bloquer les paquets malveillants, la mise en place de seuils de détection pour bloquer les adresses IP malveillantes, et l'utilisation de techniques de surveillance pour détecter et bloquer les attaques DoS.</text:p>
      <text:p text:style-name="Standard"/>
      <text:p text:style-name="Standard">4. Attaques de session volée</text:p>
      <text:p text:style-name="Standard"/>
      <text:p text:style-name="Standard">Solution : Les solutions possibles comprennent l'utilisation de techniques de chiffrement pour protéger les sessions HTTPS, la mise en place de mécanismes d'authentification pour vérifier l'identité des parties impliquées dans la session, et la mise en place de mécanismes de vérification d'intégrité pour détecter la manipulation des paquets.</text:p>
      <text:p text:style-name="Standard"/>
      <text:p text:style-name="Standard">5. Attaques de divulgation d'informations sensibles</text:p>
      <text:p text:style-name="Standard"/>
      <text:p text:style-name="Standard">Solution : Les solutions possibles comprennent l'utilisation de techniques de chiffrement pour protéger les informations sensibles, la mise en place de mécanismes de contrôle d'accès pour limiter l'accès aux informations sensibles, et la mise en place de mécanismes de surveillance pour détecter les tentatives d'accès non autorisées.</text:p>
      <text:p text:style-name="Standard"/>
      <text:p text:style-name="Standard">Il est important de noter que ces solutions ne sont pas exhaustives et qu'il est important de mettre en place des mesures de sécurité appropriées en fonction des besoins spécifiques de chaque application ou site We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3:18:07.945907920</meta:creation-date>
    <dc:date>2023-07-30T13:19:21.463142251</dc:date>
    <meta:editing-duration>PT1M14S</meta:editing-duration>
    <meta:editing-cycles>1</meta:editing-cycles>
    <meta:document-statistic meta:table-count="0" meta:image-count="0" meta:object-count="0" meta:page-count="1" meta:paragraph-count="12" meta:word-count="306" meta:character-count="2161" meta:non-whitespace-character-count="1867"/>
    <meta:generator>LibreOffice/7.3.7.2$Linux_X86_64 LibreOffice_project/30$Build-2</meta:generator>
  </office:meta>
</office:document-meta>
</file>